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" manifest:full-path="Object 2/Pictures/20000011000000DD000000DDF26554FA.svm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Object 3/Pictures/20000011000000DF000000DF14A9C005.svm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" manifest:full-path="Object 4/Pictures/20000011000000DF000000DF14A9C005.svm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8024in" svg:y="0in">
            <draw:object draw:notify-on-update-of-ranges="Sheet1.B1:Sheet1.B1 Sheet1.A2:Sheet1.A21 Sheet1.C1:Sheet1.C1 Sheet1.C2:Sheet1.C21 Sheet1.B1:Sheet1.B1 Sheet1.B2:Sheet1.B21 Sheet1.A2:Sheet1.A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No. BP</text:p>
          </table:table-cell>
          <table:table-cell office:value-type="string">
            <text:p>qsort</text:p>
          </table:table-cell>
          <table:table-cell office:value-type="string">
            <text:p>M &amp; M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923">
            <text:p>0.04923</text:p>
          </table:table-cell>
          <table:table-cell office:value-type="float" office:value="0.023169">
            <text:p>0.023169</text:p>
          </table:table-cell>
        </table:table-row>
        <table:table-row table:style-name="ro1">
          <table:table-cell office:value-type="float" office:value="110000">
            <text:p>110000</text:p>
          </table:table-cell>
          <table:table-cell office:value-type="float" office:value="0.054884">
            <text:p>0.054884</text:p>
          </table:table-cell>
          <table:table-cell office:value-type="float" office:value="0.025655">
            <text:p>0.025655</text:p>
          </table:table-cell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0.060509">
            <text:p>0.060509</text:p>
          </table:table-cell>
          <table:table-cell office:value-type="float" office:value="0.036762">
            <text:p>0.036762</text:p>
          </table:table-cell>
        </table:table-row>
        <table:table-row table:style-name="ro1">
          <table:table-cell office:value-type="float" office:value="130000">
            <text:p>130000</text:p>
          </table:table-cell>
          <table:table-cell office:value-type="float" office:value="0.066244">
            <text:p>0.066244</text:p>
          </table:table-cell>
          <table:table-cell office:value-type="float" office:value="0.038922">
            <text:p>0.038922</text:p>
          </table:table-cell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0.071586">
            <text:p>0.071586</text:p>
          </table:table-cell>
          <table:table-cell office:value-type="float" office:value="0.042214">
            <text:p>0.042214</text:p>
          </table:table-cell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0.078821">
            <text:p>0.078821</text:p>
          </table:table-cell>
          <table:table-cell office:value-type="float" office:value="0.06017">
            <text:p>0.06017</text:p>
          </table:table-cell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0.084664">
            <text:p>0.084664</text:p>
          </table:table-cell>
          <table:table-cell office:value-type="float" office:value="0.071918">
            <text:p>0.071918</text:p>
          </table:table-cell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0.090101">
            <text:p>0.090101</text:p>
          </table:table-cell>
          <table:table-cell office:value-type="float" office:value="0.07874">
            <text:p>0.07874</text:p>
          </table:table-cell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0.095099">
            <text:p>0.095099</text:p>
          </table:table-cell>
          <table:table-cell office:value-type="float" office:value="0.058447">
            <text:p>0.058447</text:p>
          </table:table-cell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0.102194">
            <text:p>0.102194</text:p>
          </table:table-cell>
          <table:table-cell office:value-type="float" office:value="0.069595">
            <text:p>0.069595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108385">
            <text:p>0.108385</text:p>
          </table:table-cell>
          <table:table-cell office:value-type="float" office:value="0.071276">
            <text:p>0.071276</text:p>
          </table:table-cell>
        </table:table-row>
        <table:table-row table:style-name="ro1">
          <table:table-cell office:value-type="float" office:value="210000">
            <text:p>210000</text:p>
          </table:table-cell>
          <table:table-cell office:value-type="float" office:value="0.114552">
            <text:p>0.114552</text:p>
          </table:table-cell>
          <table:table-cell office:value-type="float" office:value="0.077825">
            <text:p>0.077825</text:p>
          </table:table-cell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0.121966">
            <text:p>0.121966</text:p>
          </table:table-cell>
          <table:table-cell office:value-type="float" office:value="0.092576">
            <text:p>0.092576</text:p>
          </table:table-cell>
        </table:table-row>
        <table:table-row table:style-name="ro1">
          <table:table-cell office:value-type="float" office:value="230000">
            <text:p>230000</text:p>
          </table:table-cell>
          <table:table-cell office:value-type="float" office:value="0.127435">
            <text:p>0.127435</text:p>
          </table:table-cell>
          <table:table-cell office:value-type="float" office:value="0.098582">
            <text:p>0.098582</text:p>
          </table:table-cell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0.138321">
            <text:p>0.138321</text:p>
          </table:table-cell>
          <table:table-cell office:value-type="float" office:value="0.109096">
            <text:p>0.109096</text:p>
          </table:table-cell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0.145754">
            <text:p>0.145754</text:p>
          </table:table-cell>
          <table:table-cell office:value-type="float" office:value="0.106893">
            <text:p>0.106893</text:p>
          </table:table-cell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0.150593">
            <text:p>0.150593</text:p>
          </table:table-cell>
          <table:table-cell office:value-type="float" office:value="0.117423">
            <text:p>0.117423</text:p>
          </table:table-cell>
        </table:table-row>
        <table:table-row table:style-name="ro1">
          <table:table-cell office:value-type="float" office:value="270000">
            <text:p>270000</text:p>
          </table:table-cell>
          <table:table-cell office:value-type="float" office:value="0.162232">
            <text:p>0.162232</text:p>
          </table:table-cell>
          <table:table-cell office:value-type="float" office:value="0.12625">
            <text:p>0.12625</text:p>
          </table:table-cell>
        </table:table-row>
        <table:table-row table:style-name="ro1">
          <table:table-cell office:value-type="float" office:value="280000">
            <text:p>280000</text:p>
          </table:table-cell>
          <table:table-cell office:value-type="float" office:value="0.164678">
            <text:p>0.164678</text:p>
          </table:table-cell>
          <table:table-cell office:value-type="float" office:value="0.141094">
            <text:p>0.141094</text:p>
          </table:table-cell>
        </table:table-row>
        <table:table-row table:style-name="ro1">
          <table:table-cell office:value-type="float" office:value="290000">
            <text:p>290000</text:p>
          </table:table-cell>
          <table:table-cell office:value-type="float" office:value="0.179551">
            <text:p>0.179551</text:p>
          </table:table-cell>
          <table:table-cell office:value-type="float" office:value="0.17211">
            <text:p>0.17211</text:p>
          </table:table-cell>
        </table:table-row>
      </table:table>
      <table:table table:name="Sheet2" table:style-name="ta1">
        <table:shapes>
          <draw:frame draw:z-index="0" draw:style-name="gr1" svg:width="6.2988in" svg:height="3.5429in" svg:x="3.5953in" svg:y="0.0394in">
            <draw:object draw:notify-on-update-of-ranges="Sheet2.A1:Sheet2.A1 Sheet2.A2:Sheet2.A21 Sheet2.B1:Sheet2.B1 Sheet2.B2:Sheet2.B21 Sheet2.A1:Sheet2.A1 Sheet2.A2:Sheet2.A21 Sheet2.C1:Sheet2.C1 Sheet2.C2:Sheet2.C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3" table:default-cell-style-name="Default"/>
        <table:table-row table:style-name="ro1">
          <table:table-cell office:value-type="string">
            <text:p>No. BP</text:p>
          </table:table-cell>
          <table:table-cell office:value-type="string">
            <text:p>qsort</text:p>
          </table:table-cell>
          <table:table-cell office:value-type="string">
            <text:p>M &amp; M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5115">
            <text:p>0.05115</text:p>
          </table:table-cell>
          <table:table-cell office:value-type="float" office:value="0.028498">
            <text:p>0.028498</text:p>
          </table:table-cell>
        </table:table-row>
        <table:table-row table:style-name="ro1">
          <table:table-cell office:value-type="float" office:value="110000">
            <text:p>110000</text:p>
          </table:table-cell>
          <table:table-cell office:value-type="float" office:value="0.05846">
            <text:p>0.05846</text:p>
          </table:table-cell>
          <table:table-cell office:value-type="float" office:value="0.033033">
            <text:p>0.033033</text:p>
          </table:table-cell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0.061621">
            <text:p>0.061621</text:p>
          </table:table-cell>
          <table:table-cell office:value-type="float" office:value="0.037561">
            <text:p>0.037561</text:p>
          </table:table-cell>
        </table:table-row>
        <table:table-row table:style-name="ro1">
          <table:table-cell office:value-type="float" office:value="130000">
            <text:p>130000</text:p>
          </table:table-cell>
          <table:table-cell office:value-type="float" office:value="0.069866">
            <text:p>0.069866</text:p>
          </table:table-cell>
          <table:table-cell office:value-type="float" office:value="0.038885">
            <text:p>0.038885</text:p>
          </table:table-cell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0.07373">
            <text:p>0.07373</text:p>
          </table:table-cell>
          <table:table-cell office:value-type="float" office:value="0.042927">
            <text:p>0.042927</text:p>
          </table:table-cell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0.080703">
            <text:p>0.080703</text:p>
          </table:table-cell>
          <table:table-cell office:value-type="float" office:value="0.062726">
            <text:p>0.062726</text:p>
          </table:table-cell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0.086288">
            <text:p>0.086288</text:p>
          </table:table-cell>
          <table:table-cell office:value-type="float" office:value="0.073264">
            <text:p>0.073264</text:p>
          </table:table-cell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0.091893">
            <text:p>0.091893</text:p>
          </table:table-cell>
          <table:table-cell office:value-type="float" office:value="0.079528">
            <text:p>0.079528</text:p>
          </table:table-cell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0.096999">
            <text:p>0.096999</text:p>
          </table:table-cell>
          <table:table-cell office:value-type="float" office:value="0.057826">
            <text:p>0.057826</text:p>
          </table:table-cell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0.103762">
            <text:p>0.103762</text:p>
          </table:table-cell>
          <table:table-cell office:value-type="float" office:value="0.066193">
            <text:p>0.066193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110664">
            <text:p>0.110664</text:p>
          </table:table-cell>
          <table:table-cell office:value-type="float" office:value="0.074921">
            <text:p>0.074921</text:p>
          </table:table-cell>
        </table:table-row>
        <table:table-row table:style-name="ro1">
          <table:table-cell office:value-type="float" office:value="210000">
            <text:p>210000</text:p>
          </table:table-cell>
          <table:table-cell office:value-type="float" office:value="0.116786">
            <text:p>0.116786</text:p>
          </table:table-cell>
          <table:table-cell office:value-type="float" office:value="0.079714">
            <text:p>0.079714</text:p>
          </table:table-cell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0.123029">
            <text:p>0.123029</text:p>
          </table:table-cell>
          <table:table-cell office:value-type="float" office:value="0.08627">
            <text:p>0.08627</text:p>
          </table:table-cell>
        </table:table-row>
        <table:table-row table:style-name="ro1">
          <table:table-cell office:value-type="float" office:value="230000">
            <text:p>230000</text:p>
          </table:table-cell>
          <table:table-cell office:value-type="float" office:value="0.128962">
            <text:p>0.128962</text:p>
          </table:table-cell>
          <table:table-cell office:value-type="float" office:value="0.092612">
            <text:p>0.092612</text:p>
          </table:table-cell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0.135064">
            <text:p>0.135064</text:p>
          </table:table-cell>
          <table:table-cell office:value-type="float" office:value="0.098952">
            <text:p>0.098952</text:p>
          </table:table-cell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0.140916">
            <text:p>0.140916</text:p>
          </table:table-cell>
          <table:table-cell office:value-type="float" office:value="0.097043">
            <text:p>0.097043</text:p>
          </table:table-cell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0.148904">
            <text:p>0.148904</text:p>
          </table:table-cell>
          <table:table-cell office:value-type="float" office:value="0.113271">
            <text:p>0.113271</text:p>
          </table:table-cell>
        </table:table-row>
        <table:table-row table:style-name="ro1">
          <table:table-cell office:value-type="float" office:value="270000">
            <text:p>270000</text:p>
          </table:table-cell>
          <table:table-cell office:value-type="float" office:value="0.154357">
            <text:p>0.154357</text:p>
          </table:table-cell>
          <table:table-cell office:value-type="float" office:value="0.107907">
            <text:p>0.107907</text:p>
          </table:table-cell>
        </table:table-row>
        <table:table-row table:style-name="ro1">
          <table:table-cell office:value-type="float" office:value="280000">
            <text:p>280000</text:p>
          </table:table-cell>
          <table:table-cell office:value-type="float" office:value="0.160855">
            <text:p>0.160855</text:p>
          </table:table-cell>
          <table:table-cell office:value-type="float" office:value="0.12169">
            <text:p>0.12169</text:p>
          </table:table-cell>
        </table:table-row>
        <table:table-row table:style-name="ro1">
          <table:table-cell office:value-type="float" office:value="290000">
            <text:p>290000</text:p>
          </table:table-cell>
          <table:table-cell office:value-type="float" office:value="0.168067">
            <text:p>0.168067</text:p>
          </table:table-cell>
          <table:table-cell office:value-type="float" office:value="0.134183">
            <text:p>0.134183</text:p>
          </table:table-cell>
        </table:table-row>
      </table:table>
      <table:table table:name="Sheet3" table:style-name="ta1">
        <table:shapes>
          <draw:frame draw:z-index="0" draw:style-name="gr1" svg:width="6.2988in" svg:height="3.5429in" svg:x="3.5953in" svg:y="0.0394in">
            <draw:object draw:notify-on-update-of-ranges="Sheet3.A1:Sheet3.A1 Sheet3.A2:Sheet3.A21 Sheet3.B1:Sheet3.B1 Sheet3.B2:Sheet3.B21 Sheet3.A1:Sheet3.A1 Sheet3.A2:Sheet3.A21 Sheet3.C1:Sheet3.C1 Sheet3.C2:Sheet3.C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3" table:default-cell-style-name="Default"/>
        <table:table-row table:style-name="ro1">
          <table:table-cell office:value-type="string">
            <text:p>No. BP</text:p>
          </table:table-cell>
          <table:table-cell office:value-type="string">
            <text:p>qsort</text:p>
          </table:table-cell>
          <table:table-cell office:value-type="string">
            <text:p>M &amp; M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54177">
            <text:p>0.054177</text:p>
          </table:table-cell>
          <table:table-cell office:value-type="float" office:value="0.026577">
            <text:p>0.026577</text:p>
          </table:table-cell>
        </table:table-row>
        <table:table-row table:style-name="ro1">
          <table:table-cell office:value-type="float" office:value="110000">
            <text:p>110000</text:p>
          </table:table-cell>
          <table:table-cell office:value-type="float" office:value="0.059572">
            <text:p>0.059572</text:p>
          </table:table-cell>
          <table:table-cell office:value-type="float" office:value="0.029945">
            <text:p>0.029945</text:p>
          </table:table-cell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0.065495">
            <text:p>0.065495</text:p>
          </table:table-cell>
          <table:table-cell office:value-type="float" office:value="0.032191">
            <text:p>0.032191</text:p>
          </table:table-cell>
        </table:table-row>
        <table:table-row table:style-name="ro1">
          <table:table-cell office:value-type="float" office:value="130000">
            <text:p>130000</text:p>
          </table:table-cell>
          <table:table-cell office:value-type="float" office:value="0.071824">
            <text:p>0.071824</text:p>
          </table:table-cell>
          <table:table-cell office:value-type="float" office:value="0.037891">
            <text:p>0.037891</text:p>
          </table:table-cell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0.078694">
            <text:p>0.078694</text:p>
          </table:table-cell>
          <table:table-cell office:value-type="float" office:value="0.04365">
            <text:p>0.04365</text:p>
          </table:table-cell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0.086262">
            <text:p>0.086262</text:p>
          </table:table-cell>
          <table:table-cell office:value-type="float" office:value="0.044168">
            <text:p>0.044168</text:p>
          </table:table-cell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0.090879">
            <text:p>0.090879</text:p>
          </table:table-cell>
          <table:table-cell office:value-type="float" office:value="0.04495">
            <text:p>0.04495</text:p>
          </table:table-cell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0.097178">
            <text:p>0.097178</text:p>
          </table:table-cell>
          <table:table-cell office:value-type="float" office:value="0.050764">
            <text:p>0.050764</text:p>
          </table:table-cell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0.103209">
            <text:p>0.103209</text:p>
          </table:table-cell>
          <table:table-cell office:value-type="float" office:value="0.0608">
            <text:p>0.0608</text:p>
          </table:table-cell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0.110357">
            <text:p>0.110357</text:p>
          </table:table-cell>
          <table:table-cell office:value-type="float" office:value="0.066374">
            <text:p>0.066374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117536">
            <text:p>0.117536</text:p>
          </table:table-cell>
          <table:table-cell office:value-type="float" office:value="0.102354">
            <text:p>0.102354</text:p>
          </table:table-cell>
        </table:table-row>
        <table:table-row table:style-name="ro1">
          <table:table-cell office:value-type="float" office:value="210000">
            <text:p>210000</text:p>
          </table:table-cell>
          <table:table-cell office:value-type="float" office:value="0.125216">
            <text:p>0.125216</text:p>
          </table:table-cell>
          <table:table-cell office:value-type="float" office:value="0.107501">
            <text:p>0.107501</text:p>
          </table:table-cell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0.131329">
            <text:p>0.131329</text:p>
          </table:table-cell>
          <table:table-cell office:value-type="float" office:value="0.088796">
            <text:p>0.088796</text:p>
          </table:table-cell>
        </table:table-row>
        <table:table-row table:style-name="ro1">
          <table:table-cell office:value-type="float" office:value="230000">
            <text:p>230000</text:p>
          </table:table-cell>
          <table:table-cell office:value-type="float" office:value="0.136886">
            <text:p>0.136886</text:p>
          </table:table-cell>
          <table:table-cell office:value-type="float" office:value="0.080398">
            <text:p>0.080398</text:p>
          </table:table-cell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0.143655">
            <text:p>0.143655</text:p>
          </table:table-cell>
          <table:table-cell office:value-type="float" office:value="0.0861">
            <text:p>0.0861</text:p>
          </table:table-cell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0.15009">
            <text:p>0.15009</text:p>
          </table:table-cell>
          <table:table-cell office:value-type="float" office:value="0.097559">
            <text:p>0.097559</text:p>
          </table:table-cell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0.15696">
            <text:p>0.15696</text:p>
          </table:table-cell>
          <table:table-cell office:value-type="float" office:value="0.094977">
            <text:p>0.094977</text:p>
          </table:table-cell>
        </table:table-row>
        <table:table-row table:style-name="ro1">
          <table:table-cell office:value-type="float" office:value="270000">
            <text:p>270000</text:p>
          </table:table-cell>
          <table:table-cell office:value-type="float" office:value="0.163342">
            <text:p>0.163342</text:p>
          </table:table-cell>
          <table:table-cell office:value-type="float" office:value="0.106122">
            <text:p>0.106122</text:p>
          </table:table-cell>
        </table:table-row>
        <table:table-row table:style-name="ro1">
          <table:table-cell office:value-type="float" office:value="280000">
            <text:p>280000</text:p>
          </table:table-cell>
          <table:table-cell office:value-type="float" office:value="0.17136">
            <text:p>0.17136</text:p>
          </table:table-cell>
          <table:table-cell office:value-type="float" office:value="0.114813">
            <text:p>0.114813</text:p>
          </table:table-cell>
        </table:table-row>
        <table:table-row table:style-name="ro1">
          <table:table-cell office:value-type="float" office:value="290000">
            <text:p>290000</text:p>
          </table:table-cell>
          <table:table-cell office:value-type="float" office:value="0.178796">
            <text:p>0.178796</text:p>
          </table:table-cell>
          <table:table-cell office:value-type="float" office:value="0.125035">
            <text:p>0.125035</text:p>
          </table:table-cell>
        </table:table-row>
      </table:table>
      <table:table table:name="Sheet4" table:style-name="ta1">
        <table:shapes>
          <draw:frame draw:z-index="0" draw:style-name="gr1" svg:width="6.2988in" svg:height="3.5429in" svg:x="3.248in" svg:y="0.0394in">
            <draw:object draw:notify-on-update-of-ranges="Sheet4.A1:Sheet4.A1 Sheet4.A2:Sheet4.A21 Sheet4.B1:Sheet4.B1 Sheet4.B2:Sheet4.B21 Sheet4.A1:Sheet4.A1 Sheet4.A2:Sheet4.A21 Sheet4.C1:Sheet4.C1 Sheet4.C2:Sheet4.C2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3" table:default-cell-style-name="Default"/>
        <table:table-row table:style-name="ro1">
          <table:table-cell office:value-type="string">
            <text:p>No. BP</text:p>
          </table:table-cell>
          <table:table-cell office:value-type="string">
            <text:p>qsort</text:p>
          </table:table-cell>
          <table:table-cell office:value-type="string">
            <text:p>M &amp; M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66668">
            <text:p>0.066668</text:p>
          </table:table-cell>
          <table:table-cell office:value-type="float" office:value="0.028387">
            <text:p>0.028387</text:p>
          </table:table-cell>
        </table:table-row>
        <table:table-row table:style-name="ro1">
          <table:table-cell office:value-type="float" office:value="110000">
            <text:p>110000</text:p>
          </table:table-cell>
          <table:table-cell office:value-type="float" office:value="0.074688">
            <text:p>0.074688</text:p>
          </table:table-cell>
          <table:table-cell office:value-type="float" office:value="0.031788">
            <text:p>0.031788</text:p>
          </table:table-cell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0.082787">
            <text:p>0.082787</text:p>
          </table:table-cell>
          <table:table-cell office:value-type="float" office:value="0.036017">
            <text:p>0.036017</text:p>
          </table:table-cell>
        </table:table-row>
        <table:table-row table:style-name="ro1">
          <table:table-cell office:value-type="float" office:value="130000">
            <text:p>130000</text:p>
          </table:table-cell>
          <table:table-cell office:value-type="float" office:value="0.09038">
            <text:p>0.09038</text:p>
          </table:table-cell>
          <table:table-cell office:value-type="float" office:value="0.038996">
            <text:p>0.038996</text:p>
          </table:table-cell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0.098364">
            <text:p>0.098364</text:p>
          </table:table-cell>
          <table:table-cell office:value-type="float" office:value="0.043036">
            <text:p>0.043036</text:p>
          </table:table-cell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0.106269">
            <text:p>0.106269</text:p>
          </table:table-cell>
          <table:table-cell office:value-type="float" office:value="0.045754">
            <text:p>0.045754</text:p>
          </table:table-cell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0.114679">
            <text:p>0.114679</text:p>
          </table:table-cell>
          <table:table-cell office:value-type="float" office:value="0.071692">
            <text:p>0.071692</text:p>
          </table:table-cell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0.137581">
            <text:p>0.137581</text:p>
          </table:table-cell>
          <table:table-cell office:value-type="float" office:value="0.053391">
            <text:p>0.053391</text:p>
          </table:table-cell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0.130674">
            <text:p>0.130674</text:p>
          </table:table-cell>
          <table:table-cell office:value-type="float" office:value="0.074613">
            <text:p>0.074613</text:p>
          </table:table-cell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0.138333">
            <text:p>0.138333</text:p>
          </table:table-cell>
          <table:table-cell office:value-type="float" office:value="0.060986">
            <text:p>0.060986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148691">
            <text:p>0.148691</text:p>
          </table:table-cell>
          <table:table-cell office:value-type="float" office:value="0.071381">
            <text:p>0.071381</text:p>
          </table:table-cell>
        </table:table-row>
        <table:table-row table:style-name="ro1">
          <table:table-cell office:value-type="float" office:value="210000">
            <text:p>210000</text:p>
          </table:table-cell>
          <table:table-cell office:value-type="float" office:value="0.157893">
            <text:p>0.157893</text:p>
          </table:table-cell>
          <table:table-cell office:value-type="float" office:value="0.072417">
            <text:p>0.072417</text:p>
          </table:table-cell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0.165585">
            <text:p>0.165585</text:p>
          </table:table-cell>
          <table:table-cell office:value-type="float" office:value="0.078105">
            <text:p>0.078105</text:p>
          </table:table-cell>
        </table:table-row>
        <table:table-row table:style-name="ro1">
          <table:table-cell office:value-type="float" office:value="230000">
            <text:p>230000</text:p>
          </table:table-cell>
          <table:table-cell office:value-type="float" office:value="0.175632">
            <text:p>0.175632</text:p>
          </table:table-cell>
          <table:table-cell office:value-type="float" office:value="0.090185">
            <text:p>0.090185</text:p>
          </table:table-cell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0.183482">
            <text:p>0.183482</text:p>
          </table:table-cell>
          <table:table-cell office:value-type="float" office:value="0.093945">
            <text:p>0.093945</text:p>
          </table:table-cell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0.197073">
            <text:p>0.197073</text:p>
          </table:table-cell>
          <table:table-cell office:value-type="float" office:value="0.131442">
            <text:p>0.131442</text:p>
          </table:table-cell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0.211757">
            <text:p>0.211757</text:p>
          </table:table-cell>
          <table:table-cell office:value-type="float" office:value="0.141549">
            <text:p>0.141549</text:p>
          </table:table-cell>
        </table:table-row>
        <table:table-row table:style-name="ro1">
          <table:table-cell office:value-type="float" office:value="270000">
            <text:p>270000</text:p>
          </table:table-cell>
          <table:table-cell office:value-type="float" office:value="0.213352">
            <text:p>0.213352</text:p>
          </table:table-cell>
          <table:table-cell office:value-type="float" office:value="0.114498">
            <text:p>0.114498</text:p>
          </table:table-cell>
        </table:table-row>
        <table:table-row table:style-name="ro1">
          <table:table-cell office:value-type="float" office:value="280000">
            <text:p>280000</text:p>
          </table:table-cell>
          <table:table-cell office:value-type="float" office:value="0.224604">
            <text:p>0.224604</text:p>
          </table:table-cell>
          <table:table-cell office:value-type="float" office:value="0.137406">
            <text:p>0.137406</text:p>
          </table:table-cell>
        </table:table-row>
        <table:table-row table:style-name="ro1">
          <table:table-cell office:value-type="float" office:value="290000">
            <text:p>290000</text:p>
          </table:table-cell>
          <table:table-cell office:value-type="float" office:value="0.229644">
            <text:p>0.229644</text:p>
          </table:table-cell>
          <table:table-cell office:value-type="float" office:value="0.148345">
            <text:p>0.1483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13T14:28:04</dc:date>
    <dc:creator>Huwenbo Shi</dc:creator>
    <meta:generator>LibreOffice/3.5$Linux_x86 LibreOffice_project/350m1$Build-202</meta:generator>
    <meta:editing-duration>PT45M20S</meta:editing-duration>
    <meta:editing-cycles>4</meta:editing-cycles>
    <meta:document-statistic meta:table-count="4" meta:cell-count="25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00000" chart:maximum="29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1" chart:style-name="ch1">
        <chart:title svg:x="3.22cm" svg:y="0.316cm" chart:style-name="ch2">
          <text:p>Timing Comparison (30%A 30%C 20%G 20%T)</text:p>
        </chart:title>
        <chart:legend chart:legend-position="end" svg:x="13.623cm" svg:y="3.952cm" style:legend-expansion="high" chart:style-name="ch3"/>
        <chart:plot-area chart:style-name="ch4" table:cell-range-address="Sheet1.B1:Sheet1.C1 Sheet1.A2:Sheet1.C21" chart:data-source-has-labels="row" svg:x="1.331cm" svg:y="1.635cm" svg:width="11.653cm" svg:height="6.204cm">
          <chartooo:coordinate-region svg:x="2.243cm" svg:y="1.835cm" svg:width="10.741cm" svg:height="5.357cm"/>
          <chart:axis chart:dimension="x" chart:name="primary-x" chart:style-name="ch5">
            <chart:title svg:x="5.525cm" svg:y="8.019cm" chart:style-name="ch6">
              <text:p>Number of Base Pairs</text:p>
            </chart:title>
          </chart:axis>
          <chart:axis chart:dimension="y" chart:name="primary-y" chart:style-name="ch7">
            <chart:title svg:x="0.451cm" svg:y="5.548cm" chart:style-name="ch8">
              <text:p>Time (sec)</text:p>
            </chart:title>
            <chart:grid chart:style-name="ch9" chart:class="major"/>
          </chart:axis>
          <chart:series chart:style-name="ch10" chart:values-cell-range-address="Sheet1.C2:Sheet1.C21" chart:label-cell-address="Sheet1.C1:Sheet1.C1" chart:class="chart:scatter">
            <chart:domain table:cell-range-address="Sheet1.A2:Sheet1.A21"/>
            <chart:data-point chart:repeated="20"/>
          </chart:series>
          <chart:series chart:style-name="ch11" chart:values-cell-range-address="Sheet1.B2:Sheet1.B21" chart:label-cell-address="Sheet1.B1:Sheet1.B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 &amp; M</text:p>
                <draw:g>
                  <svg:desc>Sheet1.C1:Sheet1.C1</svg:desc>
                </draw:g>
              </table:table-cell>
              <table:table-cell office:value-type="string">
                <text:p>qsor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1.A2:Sheet1.A21</svg:desc>
                </draw:g>
              </table:table-cell>
              <table:table-cell office:value-type="float" office:value="0.023169">
                <text:p>0.023169</text:p>
                <draw:g>
                  <svg:desc>Sheet1.C2:Sheet1.C21</svg:desc>
                </draw:g>
              </table:table-cell>
              <table:table-cell office:value-type="float" office:value="0.04923">
                <text:p>0.04923</text:p>
                <draw:g>
                  <svg:desc>Sheet1.B2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00">
                <text:p>110000</text:p>
              </table:table-cell>
              <table:table-cell office:value-type="float" office:value="0.025655">
                <text:p>0.025655</text:p>
              </table:table-cell>
              <table:table-cell office:value-type="float" office:value="0.054884">
                <text:p>0.054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0">
                <text:p>120000</text:p>
              </table:table-cell>
              <table:table-cell office:value-type="float" office:value="0.036762">
                <text:p>0.036762</text:p>
              </table:table-cell>
              <table:table-cell office:value-type="float" office:value="0.060509">
                <text:p>0.060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00">
                <text:p>130000</text:p>
              </table:table-cell>
              <table:table-cell office:value-type="float" office:value="0.038922">
                <text:p>0.038922</text:p>
              </table:table-cell>
              <table:table-cell office:value-type="float" office:value="0.066244">
                <text:p>0.0662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00">
                <text:p>140000</text:p>
              </table:table-cell>
              <table:table-cell office:value-type="float" office:value="0.042214">
                <text:p>0.042214</text:p>
              </table:table-cell>
              <table:table-cell office:value-type="float" office:value="0.071586">
                <text:p>0.071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0">
                <text:p>150000</text:p>
              </table:table-cell>
              <table:table-cell office:value-type="float" office:value="0.06017">
                <text:p>0.06017</text:p>
              </table:table-cell>
              <table:table-cell office:value-type="float" office:value="0.078821">
                <text:p>0.078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0">
                <text:p>160000</text:p>
              </table:table-cell>
              <table:table-cell office:value-type="float" office:value="0.071918">
                <text:p>0.071918</text:p>
              </table:table-cell>
              <table:table-cell office:value-type="float" office:value="0.084664">
                <text:p>0.0846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00">
                <text:p>170000</text:p>
              </table:table-cell>
              <table:table-cell office:value-type="float" office:value="0.07874">
                <text:p>0.07874</text:p>
              </table:table-cell>
              <table:table-cell office:value-type="float" office:value="0.090101">
                <text:p>0.0901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00">
                <text:p>180000</text:p>
              </table:table-cell>
              <table:table-cell office:value-type="float" office:value="0.058447">
                <text:p>0.058447</text:p>
              </table:table-cell>
              <table:table-cell office:value-type="float" office:value="0.095099">
                <text:p>0.0950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00">
                <text:p>190000</text:p>
              </table:table-cell>
              <table:table-cell office:value-type="float" office:value="0.069595">
                <text:p>0.069595</text:p>
              </table:table-cell>
              <table:table-cell office:value-type="float" office:value="0.102194">
                <text:p>0.1021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">
                <text:p>200000</text:p>
              </table:table-cell>
              <table:table-cell office:value-type="float" office:value="0.071276">
                <text:p>0.071276</text:p>
              </table:table-cell>
              <table:table-cell office:value-type="float" office:value="0.108385">
                <text:p>0.108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000">
                <text:p>210000</text:p>
              </table:table-cell>
              <table:table-cell office:value-type="float" office:value="0.077825">
                <text:p>0.077825</text:p>
              </table:table-cell>
              <table:table-cell office:value-type="float" office:value="0.114552">
                <text:p>0.1145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00">
                <text:p>220000</text:p>
              </table:table-cell>
              <table:table-cell office:value-type="float" office:value="0.092576">
                <text:p>0.092576</text:p>
              </table:table-cell>
              <table:table-cell office:value-type="float" office:value="0.121966">
                <text:p>0.1219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000">
                <text:p>230000</text:p>
              </table:table-cell>
              <table:table-cell office:value-type="float" office:value="0.098582">
                <text:p>0.098582</text:p>
              </table:table-cell>
              <table:table-cell office:value-type="float" office:value="0.127435">
                <text:p>0.1274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00">
                <text:p>240000</text:p>
              </table:table-cell>
              <table:table-cell office:value-type="float" office:value="0.109096">
                <text:p>0.109096</text:p>
              </table:table-cell>
              <table:table-cell office:value-type="float" office:value="0.138321">
                <text:p>0.1383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00">
                <text:p>250000</text:p>
              </table:table-cell>
              <table:table-cell office:value-type="float" office:value="0.106893">
                <text:p>0.106893</text:p>
              </table:table-cell>
              <table:table-cell office:value-type="float" office:value="0.145754">
                <text:p>0.1457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000">
                <text:p>260000</text:p>
              </table:table-cell>
              <table:table-cell office:value-type="float" office:value="0.117423">
                <text:p>0.117423</text:p>
              </table:table-cell>
              <table:table-cell office:value-type="float" office:value="0.150593">
                <text:p>0.1505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00">
                <text:p>270000</text:p>
              </table:table-cell>
              <table:table-cell office:value-type="float" office:value="0.12625">
                <text:p>0.12625</text:p>
              </table:table-cell>
              <table:table-cell office:value-type="float" office:value="0.162232">
                <text:p>0.1622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00">
                <text:p>280000</text:p>
              </table:table-cell>
              <table:table-cell office:value-type="float" office:value="0.141094">
                <text:p>0.141094</text:p>
              </table:table-cell>
              <table:table-cell office:value-type="float" office:value="0.164678">
                <text:p>0.1646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000">
                <text:p>290000</text:p>
              </table:table-cell>
              <table:table-cell office:value-type="float" office:value="0.17211">
                <text:p>0.17211</text:p>
              </table:table-cell>
              <table:table-cell office:value-type="float" office:value="0.179551">
                <text:p>0.1795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00000" chart:maximum="29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>
        <chart:symbol-image xlink:href="Pictures/20000011000000DD000000DDF26554FA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22cm" svg:y="0.316cm" chart:style-name="ch2">
          <text:p>Timing Comparison (40%A 20%C 20%G 20%T)</text:p>
        </chart:title>
        <chart:legend chart:legend-position="end" svg:x="13.623cm" svg:y="3.952cm" style:legend-expansion="high" chart:style-name="ch3"/>
        <chart:plot-area chart:style-name="ch4" table:cell-range-address="Sheet2.A1:Sheet2.C21" chart:data-source-has-labels="row" svg:x="1.331cm" svg:y="1.635cm" svg:width="11.653cm" svg:height="6.204cm">
          <chartooo:coordinate-region svg:x="2.243cm" svg:y="1.834cm" svg:width="10.741cm" svg:height="5.358cm"/>
          <chart:axis chart:dimension="x" chart:name="primary-x" chart:style-name="ch5">
            <chart:title svg:x="5.525cm" svg:y="8.019cm" chart:style-name="ch6">
              <text:p>Number of Base Pairs</text:p>
            </chart:title>
          </chart:axis>
          <chart:axis chart:dimension="y" chart:name="primary-y" chart:style-name="ch7">
            <chart:title svg:x="0.451cm" svg:y="5.548cm" chart:style-name="ch8">
              <text:p>Time (sec)</text:p>
            </chart:title>
            <chart:grid chart:style-name="ch9" chart:class="major"/>
          </chart:axis>
          <chart:series chart:style-name="ch10" chart:values-cell-range-address="Sheet2.B2:Sheet2.B21" chart:label-cell-address="Sheet2.B1:Sheet2.B1" chart:class="chart:scatter">
            <chart:domain table:cell-range-address="Sheet2.A2:Sheet2.A21"/>
            <chart:data-point chart:repeated="20"/>
          </chart:series>
          <chart:series chart:style-name="ch11" chart:values-cell-range-address="Sheet2.C2:Sheet2.C21" chart:label-cell-address="Sheet2.C1:Sheet2.C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sort</text:p>
                <draw:g>
                  <svg:desc>Sheet2.B1:Sheet2.B1</svg:desc>
                </draw:g>
              </table:table-cell>
              <table:table-cell office:value-type="string">
                <text:p>M &amp; M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2.A2:Sheet2.A21</svg:desc>
                </draw:g>
              </table:table-cell>
              <table:table-cell office:value-type="float" office:value="0.05115">
                <text:p>0.05115</text:p>
                <draw:g>
                  <svg:desc>Sheet2.B2:Sheet2.B21</svg:desc>
                </draw:g>
              </table:table-cell>
              <table:table-cell office:value-type="float" office:value="0.028498">
                <text:p>0.028498</text:p>
                <draw:g>
                  <svg:desc>Sheet2.C2:Sheet2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00">
                <text:p>110000</text:p>
              </table:table-cell>
              <table:table-cell office:value-type="float" office:value="0.05846">
                <text:p>0.05846</text:p>
              </table:table-cell>
              <table:table-cell office:value-type="float" office:value="0.033033">
                <text:p>0.033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0">
                <text:p>120000</text:p>
              </table:table-cell>
              <table:table-cell office:value-type="float" office:value="0.061621">
                <text:p>0.061621</text:p>
              </table:table-cell>
              <table:table-cell office:value-type="float" office:value="0.037561">
                <text:p>0.0375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00">
                <text:p>130000</text:p>
              </table:table-cell>
              <table:table-cell office:value-type="float" office:value="0.069866">
                <text:p>0.069866</text:p>
              </table:table-cell>
              <table:table-cell office:value-type="float" office:value="0.038885">
                <text:p>0.0388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00">
                <text:p>140000</text:p>
              </table:table-cell>
              <table:table-cell office:value-type="float" office:value="0.07373">
                <text:p>0.07373</text:p>
              </table:table-cell>
              <table:table-cell office:value-type="float" office:value="0.042927">
                <text:p>0.042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0">
                <text:p>150000</text:p>
              </table:table-cell>
              <table:table-cell office:value-type="float" office:value="0.080703">
                <text:p>0.080703</text:p>
              </table:table-cell>
              <table:table-cell office:value-type="float" office:value="0.062726">
                <text:p>0.062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0">
                <text:p>160000</text:p>
              </table:table-cell>
              <table:table-cell office:value-type="float" office:value="0.086288">
                <text:p>0.086288</text:p>
              </table:table-cell>
              <table:table-cell office:value-type="float" office:value="0.073264">
                <text:p>0.073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00">
                <text:p>170000</text:p>
              </table:table-cell>
              <table:table-cell office:value-type="float" office:value="0.091893">
                <text:p>0.091893</text:p>
              </table:table-cell>
              <table:table-cell office:value-type="float" office:value="0.079528">
                <text:p>0.079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00">
                <text:p>180000</text:p>
              </table:table-cell>
              <table:table-cell office:value-type="float" office:value="0.096999">
                <text:p>0.096999</text:p>
              </table:table-cell>
              <table:table-cell office:value-type="float" office:value="0.057826">
                <text:p>0.057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00">
                <text:p>190000</text:p>
              </table:table-cell>
              <table:table-cell office:value-type="float" office:value="0.103762">
                <text:p>0.103762</text:p>
              </table:table-cell>
              <table:table-cell office:value-type="float" office:value="0.066193">
                <text:p>0.0661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">
                <text:p>200000</text:p>
              </table:table-cell>
              <table:table-cell office:value-type="float" office:value="0.110664">
                <text:p>0.110664</text:p>
              </table:table-cell>
              <table:table-cell office:value-type="float" office:value="0.074921">
                <text:p>0.074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000">
                <text:p>210000</text:p>
              </table:table-cell>
              <table:table-cell office:value-type="float" office:value="0.116786">
                <text:p>0.116786</text:p>
              </table:table-cell>
              <table:table-cell office:value-type="float" office:value="0.079714">
                <text:p>0.0797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00">
                <text:p>220000</text:p>
              </table:table-cell>
              <table:table-cell office:value-type="float" office:value="0.123029">
                <text:p>0.123029</text:p>
              </table:table-cell>
              <table:table-cell office:value-type="float" office:value="0.08627">
                <text:p>0.086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000">
                <text:p>230000</text:p>
              </table:table-cell>
              <table:table-cell office:value-type="float" office:value="0.128962">
                <text:p>0.128962</text:p>
              </table:table-cell>
              <table:table-cell office:value-type="float" office:value="0.092612">
                <text:p>0.0926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00">
                <text:p>240000</text:p>
              </table:table-cell>
              <table:table-cell office:value-type="float" office:value="0.135064">
                <text:p>0.135064</text:p>
              </table:table-cell>
              <table:table-cell office:value-type="float" office:value="0.098952">
                <text:p>0.098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00">
                <text:p>250000</text:p>
              </table:table-cell>
              <table:table-cell office:value-type="float" office:value="0.140916">
                <text:p>0.140916</text:p>
              </table:table-cell>
              <table:table-cell office:value-type="float" office:value="0.097043">
                <text:p>0.0970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000">
                <text:p>260000</text:p>
              </table:table-cell>
              <table:table-cell office:value-type="float" office:value="0.148904">
                <text:p>0.148904</text:p>
              </table:table-cell>
              <table:table-cell office:value-type="float" office:value="0.113271">
                <text:p>0.1132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00">
                <text:p>270000</text:p>
              </table:table-cell>
              <table:table-cell office:value-type="float" office:value="0.154357">
                <text:p>0.154357</text:p>
              </table:table-cell>
              <table:table-cell office:value-type="float" office:value="0.107907">
                <text:p>0.1079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00">
                <text:p>280000</text:p>
              </table:table-cell>
              <table:table-cell office:value-type="float" office:value="0.160855">
                <text:p>0.160855</text:p>
              </table:table-cell>
              <table:table-cell office:value-type="float" office:value="0.12169">
                <text:p>0.121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000">
                <text:p>290000</text:p>
              </table:table-cell>
              <table:table-cell office:value-type="float" office:value="0.168067">
                <text:p>0.168067</text:p>
              </table:table-cell>
              <table:table-cell office:value-type="float" office:value="0.134183">
                <text:p>0.1341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00000" chart:maximum="29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>
        <chart:symbol-image xlink:href="Pictures/20000011000000DF000000DF14A9C005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22cm" svg:y="0.316cm" chart:style-name="ch2">
          <text:p>Timing Comparison (50%A 30%C 10%G 10%T)</text:p>
        </chart:title>
        <chart:legend chart:legend-position="end" svg:x="13.623cm" svg:y="3.952cm" style:legend-expansion="high" chart:style-name="ch3"/>
        <chart:plot-area chart:style-name="ch4" table:cell-range-address="Sheet3.A1:Sheet3.C21" chart:data-source-has-labels="row" svg:x="1.331cm" svg:y="1.635cm" svg:width="11.653cm" svg:height="6.204cm">
          <chartooo:coordinate-region svg:x="2.243cm" svg:y="1.835cm" svg:width="10.741cm" svg:height="5.357cm"/>
          <chart:axis chart:dimension="x" chart:name="primary-x" chart:style-name="ch5">
            <chart:title svg:x="5.525cm" svg:y="8.019cm" chart:style-name="ch6">
              <text:p>Number of Base Pairs</text:p>
            </chart:title>
          </chart:axis>
          <chart:axis chart:dimension="y" chart:name="primary-y" chart:style-name="ch7">
            <chart:title svg:x="0.451cm" svg:y="5.548cm" chart:style-name="ch8">
              <text:p>Time (sec)</text:p>
            </chart:title>
            <chart:grid chart:style-name="ch9" chart:class="major"/>
          </chart:axis>
          <chart:series chart:style-name="ch10" chart:values-cell-range-address="Sheet3.B2:Sheet3.B21" chart:label-cell-address="Sheet3.B1:Sheet3.B1" chart:class="chart:scatter">
            <chart:domain table:cell-range-address="Sheet3.A2:Sheet3.A21"/>
            <chart:data-point chart:repeated="20"/>
          </chart:series>
          <chart:series chart:style-name="ch11" chart:values-cell-range-address="Sheet3.C2:Sheet3.C21" chart:label-cell-address="Sheet3.C1:Sheet3.C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sort</text:p>
                <draw:g>
                  <svg:desc>Sheet3.B1:Sheet3.B1</svg:desc>
                </draw:g>
              </table:table-cell>
              <table:table-cell office:value-type="string">
                <text:p>M &amp; M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3.A2:Sheet3.A21</svg:desc>
                </draw:g>
              </table:table-cell>
              <table:table-cell office:value-type="float" office:value="0.054177">
                <text:p>0.054177</text:p>
                <draw:g>
                  <svg:desc>Sheet3.B2:Sheet3.B21</svg:desc>
                </draw:g>
              </table:table-cell>
              <table:table-cell office:value-type="float" office:value="0.026577">
                <text:p>0.026577</text:p>
                <draw:g>
                  <svg:desc>Sheet3.C2:Sheet3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00">
                <text:p>110000</text:p>
              </table:table-cell>
              <table:table-cell office:value-type="float" office:value="0.059572">
                <text:p>0.059572</text:p>
              </table:table-cell>
              <table:table-cell office:value-type="float" office:value="0.029945">
                <text:p>0.0299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0">
                <text:p>120000</text:p>
              </table:table-cell>
              <table:table-cell office:value-type="float" office:value="0.065495">
                <text:p>0.065495</text:p>
              </table:table-cell>
              <table:table-cell office:value-type="float" office:value="0.032191">
                <text:p>0.032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00">
                <text:p>130000</text:p>
              </table:table-cell>
              <table:table-cell office:value-type="float" office:value="0.071824">
                <text:p>0.071824</text:p>
              </table:table-cell>
              <table:table-cell office:value-type="float" office:value="0.037891">
                <text:p>0.037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00">
                <text:p>140000</text:p>
              </table:table-cell>
              <table:table-cell office:value-type="float" office:value="0.078694">
                <text:p>0.078694</text:p>
              </table:table-cell>
              <table:table-cell office:value-type="float" office:value="0.04365">
                <text:p>0.04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0">
                <text:p>150000</text:p>
              </table:table-cell>
              <table:table-cell office:value-type="float" office:value="0.086262">
                <text:p>0.086262</text:p>
              </table:table-cell>
              <table:table-cell office:value-type="float" office:value="0.044168">
                <text:p>0.044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0">
                <text:p>160000</text:p>
              </table:table-cell>
              <table:table-cell office:value-type="float" office:value="0.090879">
                <text:p>0.090879</text:p>
              </table:table-cell>
              <table:table-cell office:value-type="float" office:value="0.04495">
                <text:p>0.044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00">
                <text:p>170000</text:p>
              </table:table-cell>
              <table:table-cell office:value-type="float" office:value="0.097178">
                <text:p>0.097178</text:p>
              </table:table-cell>
              <table:table-cell office:value-type="float" office:value="0.050764">
                <text:p>0.0507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00">
                <text:p>180000</text:p>
              </table:table-cell>
              <table:table-cell office:value-type="float" office:value="0.103209">
                <text:p>0.103209</text:p>
              </table:table-cell>
              <table:table-cell office:value-type="float" office:value="0.0608">
                <text:p>0.0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00">
                <text:p>190000</text:p>
              </table:table-cell>
              <table:table-cell office:value-type="float" office:value="0.110357">
                <text:p>0.110357</text:p>
              </table:table-cell>
              <table:table-cell office:value-type="float" office:value="0.066374">
                <text:p>0.066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">
                <text:p>200000</text:p>
              </table:table-cell>
              <table:table-cell office:value-type="float" office:value="0.117536">
                <text:p>0.117536</text:p>
              </table:table-cell>
              <table:table-cell office:value-type="float" office:value="0.102354">
                <text:p>0.1023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000">
                <text:p>210000</text:p>
              </table:table-cell>
              <table:table-cell office:value-type="float" office:value="0.125216">
                <text:p>0.125216</text:p>
              </table:table-cell>
              <table:table-cell office:value-type="float" office:value="0.107501">
                <text:p>0.1075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00">
                <text:p>220000</text:p>
              </table:table-cell>
              <table:table-cell office:value-type="float" office:value="0.131329">
                <text:p>0.131329</text:p>
              </table:table-cell>
              <table:table-cell office:value-type="float" office:value="0.088796">
                <text:p>0.0887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000">
                <text:p>230000</text:p>
              </table:table-cell>
              <table:table-cell office:value-type="float" office:value="0.136886">
                <text:p>0.136886</text:p>
              </table:table-cell>
              <table:table-cell office:value-type="float" office:value="0.080398">
                <text:p>0.0803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00">
                <text:p>240000</text:p>
              </table:table-cell>
              <table:table-cell office:value-type="float" office:value="0.143655">
                <text:p>0.143655</text:p>
              </table:table-cell>
              <table:table-cell office:value-type="float" office:value="0.0861">
                <text:p>0.08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00">
                <text:p>250000</text:p>
              </table:table-cell>
              <table:table-cell office:value-type="float" office:value="0.15009">
                <text:p>0.15009</text:p>
              </table:table-cell>
              <table:table-cell office:value-type="float" office:value="0.097559">
                <text:p>0.0975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000">
                <text:p>260000</text:p>
              </table:table-cell>
              <table:table-cell office:value-type="float" office:value="0.15696">
                <text:p>0.15696</text:p>
              </table:table-cell>
              <table:table-cell office:value-type="float" office:value="0.094977">
                <text:p>0.094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00">
                <text:p>270000</text:p>
              </table:table-cell>
              <table:table-cell office:value-type="float" office:value="0.163342">
                <text:p>0.163342</text:p>
              </table:table-cell>
              <table:table-cell office:value-type="float" office:value="0.106122">
                <text:p>0.106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00">
                <text:p>280000</text:p>
              </table:table-cell>
              <table:table-cell office:value-type="float" office:value="0.17136">
                <text:p>0.17136</text:p>
              </table:table-cell>
              <table:table-cell office:value-type="float" office:value="0.114813">
                <text:p>0.114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000">
                <text:p>290000</text:p>
              </table:table-cell>
              <table:table-cell office:value-type="float" office:value="0.178796">
                <text:p>0.178796</text:p>
              </table:table-cell>
              <table:table-cell office:value-type="float" office:value="0.125035">
                <text:p>0.1250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00000" chart:maximum="29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>
        <chart:symbol-image xlink:href="Pictures/20000011000000DF000000DF14A9C005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57cm" svg:y="0.316cm" chart:style-name="ch2">
          <text:p>Timing Comparison (80%A 20%T)</text:p>
        </chart:title>
        <chart:legend chart:legend-position="end" svg:x="13.623cm" svg:y="3.952cm" style:legend-expansion="high" chart:style-name="ch3"/>
        <chart:plot-area chart:style-name="ch4" table:cell-range-address="Sheet4.A1:Sheet4.C21" chart:data-source-has-labels="row" svg:x="1.331cm" svg:y="1.635cm" svg:width="11.653cm" svg:height="6.204cm">
          <chartooo:coordinate-region svg:x="2.243cm" svg:y="1.834cm" svg:width="10.741cm" svg:height="5.358cm"/>
          <chart:axis chart:dimension="x" chart:name="primary-x" chart:style-name="ch5">
            <chart:title svg:x="5.525cm" svg:y="8.019cm" chart:style-name="ch6">
              <text:p>Number of Base Pairs</text:p>
            </chart:title>
          </chart:axis>
          <chart:axis chart:dimension="y" chart:name="primary-y" chart:style-name="ch7">
            <chart:title svg:x="0.451cm" svg:y="5.548cm" chart:style-name="ch8">
              <text:p>Time (sec)</text:p>
            </chart:title>
            <chart:grid chart:style-name="ch9" chart:class="major"/>
          </chart:axis>
          <chart:series chart:style-name="ch10" chart:values-cell-range-address="Sheet4.B2:Sheet4.B21" chart:label-cell-address="Sheet4.B1:Sheet4.B1" chart:class="chart:scatter">
            <chart:domain table:cell-range-address="Sheet4.A2:Sheet4.A21"/>
            <chart:data-point chart:repeated="20"/>
          </chart:series>
          <chart:series chart:style-name="ch11" chart:values-cell-range-address="Sheet4.C2:Sheet4.C21" chart:label-cell-address="Sheet4.C1:Sheet4.C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sort</text:p>
                <draw:g>
                  <svg:desc>Sheet4.B1:Sheet4.B1</svg:desc>
                </draw:g>
              </table:table-cell>
              <table:table-cell office:value-type="string">
                <text:p>M &amp; M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4.A2:Sheet4.A21</svg:desc>
                </draw:g>
              </table:table-cell>
              <table:table-cell office:value-type="float" office:value="0.066668">
                <text:p>0.066668</text:p>
                <draw:g>
                  <svg:desc>Sheet4.B2:Sheet4.B21</svg:desc>
                </draw:g>
              </table:table-cell>
              <table:table-cell office:value-type="float" office:value="0.028387">
                <text:p>0.028387</text:p>
                <draw:g>
                  <svg:desc>Sheet4.C2:Sheet4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00">
                <text:p>110000</text:p>
              </table:table-cell>
              <table:table-cell office:value-type="float" office:value="0.074688">
                <text:p>0.074688</text:p>
              </table:table-cell>
              <table:table-cell office:value-type="float" office:value="0.031788">
                <text:p>0.031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0">
                <text:p>120000</text:p>
              </table:table-cell>
              <table:table-cell office:value-type="float" office:value="0.082787">
                <text:p>0.082787</text:p>
              </table:table-cell>
              <table:table-cell office:value-type="float" office:value="0.036017">
                <text:p>0.036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00">
                <text:p>130000</text:p>
              </table:table-cell>
              <table:table-cell office:value-type="float" office:value="0.09038">
                <text:p>0.09038</text:p>
              </table:table-cell>
              <table:table-cell office:value-type="float" office:value="0.038996">
                <text:p>0.0389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00">
                <text:p>140000</text:p>
              </table:table-cell>
              <table:table-cell office:value-type="float" office:value="0.098364">
                <text:p>0.098364</text:p>
              </table:table-cell>
              <table:table-cell office:value-type="float" office:value="0.043036">
                <text:p>0.043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0">
                <text:p>150000</text:p>
              </table:table-cell>
              <table:table-cell office:value-type="float" office:value="0.106269">
                <text:p>0.106269</text:p>
              </table:table-cell>
              <table:table-cell office:value-type="float" office:value="0.045754">
                <text:p>0.0457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0">
                <text:p>160000</text:p>
              </table:table-cell>
              <table:table-cell office:value-type="float" office:value="0.114679">
                <text:p>0.114679</text:p>
              </table:table-cell>
              <table:table-cell office:value-type="float" office:value="0.071692">
                <text:p>0.071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00">
                <text:p>170000</text:p>
              </table:table-cell>
              <table:table-cell office:value-type="float" office:value="0.137581">
                <text:p>0.137581</text:p>
              </table:table-cell>
              <table:table-cell office:value-type="float" office:value="0.053391">
                <text:p>0.0533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00">
                <text:p>180000</text:p>
              </table:table-cell>
              <table:table-cell office:value-type="float" office:value="0.130674">
                <text:p>0.130674</text:p>
              </table:table-cell>
              <table:table-cell office:value-type="float" office:value="0.074613">
                <text:p>0.0746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00">
                <text:p>190000</text:p>
              </table:table-cell>
              <table:table-cell office:value-type="float" office:value="0.138333">
                <text:p>0.138333</text:p>
              </table:table-cell>
              <table:table-cell office:value-type="float" office:value="0.060986">
                <text:p>0.0609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">
                <text:p>200000</text:p>
              </table:table-cell>
              <table:table-cell office:value-type="float" office:value="0.148691">
                <text:p>0.148691</text:p>
              </table:table-cell>
              <table:table-cell office:value-type="float" office:value="0.071381">
                <text:p>0.071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000">
                <text:p>210000</text:p>
              </table:table-cell>
              <table:table-cell office:value-type="float" office:value="0.157893">
                <text:p>0.157893</text:p>
              </table:table-cell>
              <table:table-cell office:value-type="float" office:value="0.072417">
                <text:p>0.0724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00">
                <text:p>220000</text:p>
              </table:table-cell>
              <table:table-cell office:value-type="float" office:value="0.165585">
                <text:p>0.165585</text:p>
              </table:table-cell>
              <table:table-cell office:value-type="float" office:value="0.078105">
                <text:p>0.078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000">
                <text:p>230000</text:p>
              </table:table-cell>
              <table:table-cell office:value-type="float" office:value="0.175632">
                <text:p>0.175632</text:p>
              </table:table-cell>
              <table:table-cell office:value-type="float" office:value="0.090185">
                <text:p>0.090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00">
                <text:p>240000</text:p>
              </table:table-cell>
              <table:table-cell office:value-type="float" office:value="0.183482">
                <text:p>0.183482</text:p>
              </table:table-cell>
              <table:table-cell office:value-type="float" office:value="0.093945">
                <text:p>0.0939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00">
                <text:p>250000</text:p>
              </table:table-cell>
              <table:table-cell office:value-type="float" office:value="0.197073">
                <text:p>0.197073</text:p>
              </table:table-cell>
              <table:table-cell office:value-type="float" office:value="0.131442">
                <text:p>0.1314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000">
                <text:p>260000</text:p>
              </table:table-cell>
              <table:table-cell office:value-type="float" office:value="0.211757">
                <text:p>0.211757</text:p>
              </table:table-cell>
              <table:table-cell office:value-type="float" office:value="0.141549">
                <text:p>0.1415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00">
                <text:p>270000</text:p>
              </table:table-cell>
              <table:table-cell office:value-type="float" office:value="0.213352">
                <text:p>0.213352</text:p>
              </table:table-cell>
              <table:table-cell office:value-type="float" office:value="0.114498">
                <text:p>0.1144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00">
                <text:p>280000</text:p>
              </table:table-cell>
              <table:table-cell office:value-type="float" office:value="0.224604">
                <text:p>0.224604</text:p>
              </table:table-cell>
              <table:table-cell office:value-type="float" office:value="0.137406">
                <text:p>0.1374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000">
                <text:p>290000</text:p>
              </table:table-cell>
              <table:table-cell office:value-type="float" office:value="0.229644">
                <text:p>0.229644</text:p>
              </table:table-cell>
              <table:table-cell office:value-type="float" office:value="0.148345">
                <text:p>0.1483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